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us@mateus-All-Series:~$ apt-key list</text:p>
      <text:p text:style-name="Standard">/etc/apt/trusted.gpg</text:p>
      <text:p text:style-name="Standard">--------------------</text:p>
      <text:p text:style-name="Standard">pub <text:s text:c="2"/>rsa4096 2016-04-12 [SC]</text:p>
      <text:p text:style-name="Standard"><text:s text:c="6"/>EB4C 1BFD 4F04 2F6D DDCC <text:s/>EC91 7721 F63B D38B 4796</text:p>
      <text:p text:style-name="Standard">uid <text:s text:c="10"/>[ desconhecida] Google Inc. (Linux Packages Signing Authority) &lt;linux-packages-keymaster@google.com&gt;</text:p>
      <text:p text:style-name="Standard">sub <text:s text:c="2"/>rsa4096 2019-07-22 [S] [expira: 2022-07-21]</text:p>
      <text:p text:style-name="Standard"/>
      <text:p text:style-name="Standard">pub <text:s text:c="2"/>rsa4096 2014-01-13 [SCEA] [expirado: 2019-01-12]</text:p>
      <text:p text:style-name="Standard"><text:s text:c="6"/>418A 7F2F B0E1 E6E7 EABF <text:s/>6FE8 C2E7 3424 D590 97AB</text:p>
      <text:p text:style-name="Standard">uid <text:s text:c="10"/>[ expirada] packagecloud ops (production key) &lt;ops@packagecloud.io&gt;</text:p>
      <text:p text:style-name="Standard"/>
      <text:p text:style-name="Standard">pub <text:s text:c="2"/>rsa4096 2016-02-18 [SCEA]</text:p>
      <text:p text:style-name="Standard"><text:s text:c="6"/>DB08 5A08 CA13 B8AC B917 <text:s/>E0F6 D938 EC0D 0386 51BD</text:p>
      <text:p text:style-name="Standard">uid <text:s text:c="10"/>[ desconhecida] https://packagecloud.io/slacktechnologies/slack (https://packagecloud.io/docs#gpg_signing) &lt;support@packagecloud.io&gt;</text:p>
      <text:p text:style-name="Standard">sub <text:s text:c="2"/>rsa4096 2016-02-18 [SEA]</text:p>
      <text:p text:style-name="Standard"/>
      <text:p text:style-name="Standard">pub <text:s text:c="2"/>dsa1024 2003-02-03 [SCA] [expira: 2022-02-16]</text:p>
      <text:p text:style-name="Standard"><text:s text:c="6"/>A4A9 4068 76FC BD3C 4567 <text:s/>70C8 8C71 8D3B 5072 E1F5</text:p>
      <text:p text:style-name="Standard">uid <text:s text:c="10"/>[ desconhecida] MySQL Release Engineering &lt;mysql-build@oss.oracle.com&gt;</text:p>
      <text:p text:style-name="Standard"/>
      <text:p text:style-name="Standard">pub <text:s text:c="2"/>rsa1024 2017-03-02 [C]</text:p>
      <text:p text:style-name="Standard"><text:s text:c="6"/>428C 3500 A39E 7656 BFDA <text:s/>60BE C3B7 86F0 EA31 2927</text:p>
      <text:p text:style-name="Standard">uid <text:s text:c="10"/>[ desconhecida] Totally Legit Signing Key &lt;mallory@example.org&gt;</text:p>
      <text:p text:style-name="Standard"/>
      <text:p text:style-name="Standard">pub <text:s text:c="2"/>rsa4096 2019-05-28 [SC] [expira: 2024-05-26]</text:p>
      <text:p text:style-name="Standard"><text:s text:c="6"/>2069 1EEC 3521 6C63 CAF6 <text:s/>6CE1 6564 08E3 90CF B1F5</text:p>
      <text:p text:style-name="Standard">uid <text:s text:c="10"/>[ desconhecida] MongoDB 4.4 Release Signing Key &lt;packaging@mongodb.com&gt;</text:p>
      <text:p text:style-name="Standard"/>
      <text:p text:style-name="Standard">/etc/apt/trusted.gpg.d/linuxmint-tr_ubuntu_wireless-ppa.gpg</text:p>
      <text:p text:style-name="Standard">-----------------------------------------------------------</text:p>
      <text:p text:style-name="Standard">pub <text:s text:c="2"/>rsa4096 2019-10-16 [SC]</text:p>
      <text:p text:style-name="Standard"><text:s text:c="6"/>59B9 3F29 96D5 2475 7BFD <text:s/>F5E3 C272 D028 F84A B7F9</text:p>
      <text:p text:style-name="Standard">uid <text:s text:c="10"/>[ desconhecida] Launchpad PPA for Linux Mint Türkiye</text:p>
      <text:p text:style-name="Standard"/>
      <text:p text:style-name="Standard">/etc/apt/trusted.gpg.d/sicklylife_ubuntu_filezilla.gpg</text:p>
      <text:p text:style-name="Standard">------------------------------------------------------</text:p>
      <text:p text:style-name="Standard">pub <text:s text:c="2"/>rsa4096 2017-02-05 [SC]</text:p>
      <text:p text:style-name="Standard"><text:s text:c="6"/>78A1 1062 7420 6106 F1F2 <text:s/>A106 FB8C E16B 5C30 E062</text:p>
      <text:p text:style-name="Standard">uid <text:s text:c="10"/>[ desconhecida] Launchpad PPA for Sickly Life</text:p>
      <text:p text:style-name="Standard"/>
      <text:p text:style-name="Standard">/etc/apt/trusted.gpg.d/ubuntu-keyring-2012-archive.gpg</text:p>
      <text:p text:style-name="Standard">------------------------------------------------------</text:p>
      <text:p text:style-name="Standard">pub <text:s text:c="2"/>rsa4096 2012-05-11 [SC]</text:p>
      <text:p text:style-name="Standard"><text:s text:c="6"/>790B C727 7767 219C 42C8 <text:s/>6F93 3B4F E6AC C0B2 1F32</text:p>
      <text:p text:style-name="Standard">uid <text:s text:c="10"/>[ desconhecida] Ubuntu Archive Automatic Signing Key (2012) &lt;ftpmaster@ubuntu.com&gt;</text:p>
      <text:p text:style-name="Standard"/>
      <text:p text:style-name="Standard">/etc/apt/trusted.gpg.d/ubuntu-keyring-2012-cdimage.gpg</text:p>
      <text:p text:style-name="Standard">------------------------------------------------------</text:p>
      <text:p text:style-name="Standard"><text:soft-page-break/>pub <text:s text:c="2"/>rsa4096 2012-05-11 [SC]</text:p>
      <text:p text:style-name="Standard"><text:s text:c="6"/>8439 38DF 228D 22F7 B374 <text:s/>2BC0 D94A A3F0 EFE2 1092</text:p>
      <text:p text:style-name="Standard">uid <text:s text:c="10"/>[ desconhecida] Ubuntu CD Image Automatic Signing Key (2012) &lt;cdimage@ubuntu.com&gt;</text:p>
      <text:p text:style-name="Standard"/>
      <text:p text:style-name="Standard">/etc/apt/trusted.gpg.d/ubuntu-keyring-2018-archive.gpg</text:p>
      <text:p text:style-name="Standard">------------------------------------------------------</text:p>
      <text:p text:style-name="Standard">pub <text:s text:c="2"/>rsa4096 2018-09-17 [SC]</text:p>
      <text:p text:style-name="Standard"><text:s text:c="6"/>F6EC B376 2474 EDA9 D21B <text:s/>7022 8719 20D1 991B C93C</text:p>
      <text:p text:style-name="Standard">uid <text:s text:c="10"/>[ desconhecida] Ubuntu Archive Automatic Signing Key (2018) &lt;ftpmaster@ubuntu.com&gt;</text:p>
      <text:p text:style-name="Standard"/>
      <text:p text:style-name="Standard">/etc/apt/trusted.gpg.d/umang_ubuntu_indicator-stickynotes.gpg</text:p>
      <text:p text:style-name="Standard">-------------------------------------------------------------</text:p>
      <text:p text:style-name="Standard">pub <text:s text:c="2"/>rsa1024 2009-12-11 [SC]</text:p>
      <text:p text:style-name="Standard"><text:s text:c="6"/>BFA3 ED6C 4342 7DA2 DA04 <text:s/>D7F4 799A 5FD5 D1C5 997F</text:p>
      <text:p text:style-name="Standard">uid <text:s text:c="10"/>[ desconhecida] Launchpad Pynagram</text:p>
      <text:p text:style-name="Standard"/>
      <text:p text:style-name="Standard">/etc/apt/trusted.gpg.d/upubuntu-com_ubuntu_web.gpg</text:p>
      <text:p text:style-name="Standard">--------------------------------------------------</text:p>
      <text:p text:style-name="Standard">pub <text:s text:c="2"/>rsa1024 2012-04-08 [SC]</text:p>
      <text:p text:style-name="Standard"><text:s text:c="6"/>DED0 4C8C BB51 7AE4 5B07 <text:s/>3F12 A5D7 12AE E06E 6293</text:p>
      <text:p text:style-name="Standard">uid <text:s text:c="10"/>[ desconhecida] Launchpad PPA for upubuntu.co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9:34:29.069007057</meta:creation-date>
    <meta:generator>LibreOffice/6.4.6.2$Linux_X86_64 LibreOffice_project/40$Build-2</meta:generator>
    <dc:date>2021-02-23T19:36:29.426309994</dc:date>
    <meta:editing-duration>PT2M2S</meta:editing-duration>
    <meta:editing-cycles>1</meta:editing-cycles>
    <meta:document-statistic meta:table-count="0" meta:image-count="0" meta:object-count="0" meta:page-count="2" meta:paragraph-count="58" meta:word-count="325" meta:character-count="3212" meta:non-whitespace-character-count="2694"/>
  </office:meta>
</office:document-meta>
</file>